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MediaTypeException.InvalidMediaTypeException( InvalidMimeTyp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MediaTypeException.ge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MediaTypeException.InvalidMediaTypeException( String mediaTyp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